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b6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rtafolio Web - Sergio Bonilla</text:p>
      <text:p text:style-name="Standard"/>
      <text:p text:style-name="Standard">Este proyecto es una página web personal diseñada para presentar el portafolio de Sergio Bonilla, destacando su perfil profesional, sus proyectos y un formulario de contacto.</text:p>
      <text:p text:style-name="Standard"/>
      <text:p text:style-name="Standard">⸻</text:p>
      <text:p text:style-name="Standard"/>
      <text:p text:style-name="Standard">Estructura del Proyecto</text:p>
      <text:p text:style-name="Standard"/>
      <text:p text:style-name="Standard">Archivos principales:</text:p>
      <text:p text:style-name="Standard"><text:tab/>•<text:tab/>index.html: Estructura principal del sitio web.</text:p>
      <text:p text:style-name="Standard"><text:tab/>•<text:tab/>styles.css: Hoja de estilos asociada para dar formato visual al contenido.</text:p>
      <text:p text:style-name="Standard"/>
      <text:p text:style-name="Standard">⸻</text:p>
      <text:p text:style-name="Standard"/>
      <text:p text:style-name="Standard">¿Cómo funciona el código?</text:p>
      <text:p text:style-name="Standard"/>
      <text:p text:style-name="Standard">HTML</text:p>
      <text:p text:style-name="Standard"/>
      <text:p text:style-name="Standard">El archivo HTML define la estructura y el contenido de la página:</text:p>
      <text:p text:style-name="Standard"><text:tab/>•<text:tab/>&lt;!DOCTYPE html&gt;: Declara que el documento es HTML5.</text:p>
      <text:p text:style-name="Standard"><text:tab/>•<text:tab/>&lt;html lang="en"&gt;: Establece el idioma como inglés (puede cambiarse a "es" para español).</text:p>
      <text:p text:style-name="Standard"><text:tab/>•<text:tab/>&lt;head&gt;: Contiene metadatos, el título de la página, ícono del navegador (favicon) y el enlace a la hoja de estilos CSS.</text:p>
      <text:p text:style-name="Standard"><text:tab/>•<text:tab/>&lt;nav&gt;: Barra de navegación con enlaces que llevan a las secciones principales (Inicio, Proyectos, Contacto).</text:p>
      <text:p text:style-name="Standard"><text:tab/>•<text:tab/>&lt;main&gt;:</text:p>
      <text:p text:style-name="Standard"><text:tab/>•<text:tab/>Sección de presentación personal: Foto y descripción de Sergio Bonilla.</text:p>
      <text:p text:style-name="Standard"><text:tab/>•<text:tab/>Perfil académico y formativo: Lista de estudios y formaciones.</text:p>
      <text:p text:style-name="Standard"><text:tab/>•<text:tab/>Proyectos: Tres proyectos destacados con imágenes y descripciones.</text:p>
      <text:p text:style-name="Standard"><text:tab/>•<text:tab/>Formulario de contacto: Para que visitantes puedan enviar un mensaje.</text:p>
      <text:p text:style-name="Standard"><text:tab/>•<text:tab/>&lt;footer&gt;: Información de contacto adicional y derechos reservados.</text:p>
      <text:p text:style-name="Standard"/>
      <text:p text:style-name="Standard">⸻</text:p>
      <text:p text:style-name="Standard"/>
      <text:p text:style-name="Standard">CSS</text:p>
      <text:p text:style-name="Standard"/>
      <text:p text:style-name="Standard">La hoja de estilos (styles.css) da formato y estilo a los elementos HTML:</text:p>
      <text:p text:style-name="Standard"/>
      <text:p text:style-name="Standard">Estilos Generales</text:p>
      <text:p text:style-name="Standard"><text:tab/>•<text:tab/>Encabezados (h1, h2) con fondo azul, texto blanco, centrados y bordes redondeados.</text:p>
      <text:p text:style-name="Standard"><text:tab/>•<text:tab/>Los enlaces (&lt;a&gt;) tienen efecto hover con cambio de color y fondo.</text:p>
      <text:p text:style-name="Standard"><text:tab/>•<text:tab/>Las imágenes tienen transición suave al hacer hover (.expand:hover) y aumentan de tamaño.</text:p>
      <text:p text:style-name="Standard"><text:tab/>•<text:tab/>Estilos personalizados para el formulario y sus campos (input, textarea, form).</text:p>
      <text:p text:style-name="Standard"><text:tab/>•<text:tab/>Pie de página con fondo oscuro y texto blanco.</text:p>
      <text:p text:style-name="Standard"/>
      <text:p text:style-name="Standard">Imágenes animadas</text:p>
      <text:p text:style-name="Standard"><text:soft-page-break/><text:tab/>•<text:tab/>Dentro de un &lt;marquee&gt;, se desplazan logos de lenguajes como Java, CSS, HTML, C++, y Python.</text:p>
      <text:p text:style-name="Standard"/>
      <text:p text:style-name="Standard">Responsividad (Diseño adaptable)</text:p>
      <text:p text:style-name="Standard"><text:tab/>•<text:tab/>Tabletas (≤768px): Redimensiona imágenes y adapta el menú.</text:p>
      <text:p text:style-name="Standard"><text:tab/>•<text:tab/>Celulares (≤485px): Reducción de imágenes para mejor visualización y cambio de estructura del grid (si se usara).</text:p>
      <text:p text:style-name="Standard"/>
      <text:p text:style-name="Standard">⸻</text:p>
      <text:p text:style-name="Standard"/>
      <text:p text:style-name="Standard">¿Cómo visualizar el proyecto?</text:p>
      <text:p text:style-name="Standard"><text:tab/>1.<text:tab/>Clona o descarga el proyecto.</text:p>
      <text:p text:style-name="Standard"><text:tab/>2.<text:tab/>Abre el archivo index.html en tu navegador.</text:p>
      <text:p text:style-name="Standard"><text:tab/>3.<text:tab/>Asegúrate de que la carpeta imagenes/ contenga todas las imágenes referenciadas.</text:p>
      <text:p text:style-name="Standard"><text:tab/>4.<text:tab/>Puedes editar el contenido y estilo según tus necesidades.</text:p>
      <text:p text:style-name="Standard"/>
      <text:p text:style-name="Standard">⸻</text:p>
      <text:p text:style-name="Standard"/>
      <text:p text:style-name="Standard">Recursos y tecnologías utilizadas</text:p>
      <text:p text:style-name="Standard"><text:tab/>•<text:tab/>HTML5</text:p>
      <text:p text:style-name="Standard"><text:tab/>•<text:tab/>CSS3</text:p>
      <text:p text:style-name="Standard"><text:tab/>•<text:tab/>Responsive Design (Media Queries)</text:p>
      <text:p text:style-name="Standard"><text:tab/>•<text:tab/>Imágenes alojadas localmente y desde URL externa (favicon)</text:p>
      <text:p text:style-name="Standard"><text:tab/>•<text:tab/>Formulario (sin funcionalidad backend)</text:p>
      <text:p text:style-name="Standard"/>
      <text:p text:style-name="Standard">⸻</text:p>
      <text:p text:style-name="Standard"/>
      <text:p text:style-name="Standard">Mejoras posibles</text:p>
      <text:p text:style-name="Standard"><text:tab/>•<text:tab/>Implementar backend para que el formulario envíe mensajes (usando PHP, Node.js o herramientas como Formspree).</text:p>
      <text:p text:style-name="Standard"><text:tab/>•<text:tab/>Reemplazar &lt;marquee&gt;, ya que está obsoleto en HTML5.</text:p>
      <text:p text:style-name="Standard"><text:tab/>•<text:tab/>Agregar íconos de redes sociales y animaciones modernas (con JavaScript o librerías como AOS).</text:p>
      <text:p text:style-name="Standard"><text:tab/>•<text:tab/>Internacionalización (soporte para múltiples idiomas).</text:p>
      <text:p text:style-name="Standard"><text:tab/>•<text:tab/>Accesibilidad web (uso de etiquetas alt completas, roles, contrastes adecuados).</text:p>
      <text:p text:style-name="Standard"/>
      <text:p text:style-name="Standard">⸻</text:p>
      <text:p text:style-name="Standard"/>
      <text:p text:style-name="Standard">Autor</text:p>
      <text:p text:style-name="Standard"/>
      <text:p text:style-name="Standard">Sergio Andrés Bonilla Núñez</text:p>
      <text:p text:style-name="Standard">Barranquilla, Colombia</text:p>
      <text:p text:style-name="Standard">bsergio274@gmail.com</text:p>
      <text:p text:style-name="Standard"><text:span text:style-name="T1">3</text:span>007053902</text:p>
      <text:p text:style-name="Standard">@sergiobonillan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2:36:12.879160953</meta:creation-date>
    <dc:date>2025-06-09T12:37:34.739492887</dc:date>
    <meta:editing-duration>PT1M22S</meta:editing-duration>
    <meta:editing-cycles>1</meta:editing-cycles>
    <meta:document-statistic meta:table-count="0" meta:image-count="0" meta:object-count="0" meta:page-count="2" meta:paragraph-count="62" meta:word-count="455" meta:character-count="2967" meta:non-whitespace-character-count="2540"/>
    <meta:generator>LibreOffice/24.2.7.2$Linux_X86_64 LibreOffice_project/420$Build-2</meta:generator>
  </office:meta>
</office:document-meta>
</file>